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Accent_20_1" style:base-cell-address="Arkusz1.A1"/>
      <style:map style:condition="cell-content()=2" style:apply-style-name="Trawa" style:base-cell-address="Arkusz1.A1"/>
      <style:map style:condition="cell-content()=3" style:apply-style-name="Gracz" style:base-cell-address="Arkusz1.A1"/>
      <style:map style:condition="cell-content()=4" style:apply-style-name="Pilka" style:base-cell-address="Arkusz1.A1"/>
      <style:map style:condition="cell-content()=5" style:apply-style-name="Bramka" style:base-cell-address="Arkusz1.A1"/>
      <style:map style:condition="cell-content()=0" style:apply-style-name="Accent" style:base-cell-address="Arkusz1.A1"/>
    </style:style>
    <style:style style:name="ce4" style:family="table-cell" style:parent-style-name="Trawa">
      <style:map style:condition="cell-content()=1" style:apply-style-name="Accent_20_1" style:base-cell-address="Arkusz1.A1"/>
      <style:map style:condition="cell-content()=2" style:apply-style-name="Trawa" style:base-cell-address="Arkusz1.A1"/>
      <style:map style:condition="cell-content()=3" style:apply-style-name="Gracz" style:base-cell-address="Arkusz1.A1"/>
      <style:map style:condition="cell-content()=4" style:apply-style-name="Pilka" style:base-cell-address="Arkusz1.A1"/>
      <style:map style:condition="cell-content()=5" style:apply-style-name="Bramka" style:base-cell-address="Arkusz1.A1"/>
      <style:map style:condition="cell-content()=0" style:apply-style-name="Accent" style:base-cell-address="Arkusz1.A1"/>
    </style:style>
    <style:style style:name="ce5" style:family="table-cell" style:parent-style-name="Default">
      <style:map style:condition="cell-content()=1" style:apply-style-name="Accent_20_1" style:base-cell-address="Arkusz1.A1"/>
      <style:map style:condition="cell-content()=2" style:apply-style-name="Trawa" style:base-cell-address="Arkusz1.A1"/>
      <style:map style:condition="cell-content()=3" style:apply-style-name="Gracz" style:base-cell-address="Arkusz1.A1"/>
      <style:map style:condition="cell-content()=4" style:apply-style-name="Pilka" style:base-cell-address="Arkusz1.A1"/>
      <style:map style:condition="cell-content()=5" style:apply-style-name="Bramka" style:base-cell-address="Arkusz1.A1"/>
      <style:map style:condition="cell-content()=0" style:apply-style-name="Accent" style:base-cell-address="Arkusz1.A1"/>
    </style:style>
    <style:style style:name="ce6" style:family="table-cell" style:parent-style-name="Trawa">
      <style:map style:condition="cell-content()=1" style:apply-style-name="Accent_20_1" style:base-cell-address="Arkusz1.A1"/>
      <style:map style:condition="cell-content()=2" style:apply-style-name="Trawa" style:base-cell-address="Arkusz1.A1"/>
      <style:map style:condition="cell-content()=3" style:apply-style-name="Gracz" style:base-cell-address="Arkusz1.A1"/>
      <style:map style:condition="cell-content()=4" style:apply-style-name="Pilka" style:base-cell-address="Arkusz1.A1"/>
      <style:map style:condition="cell-content()=5" style:apply-style-name="Bramka" style:base-cell-address="Arkusz1.A1"/>
      <style:map style:condition="cell-content()=0" style:apply-style-name="Accent" style:base-cell-address="Arkusz1.A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number-columns-repeated="3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29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7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kusz1.A1:Arkusz1.AJ20">
            <calcext:condition calcext:apply-style-name="Accent 1" calcext:value="=1" calcext:base-cell-address="Arkusz1.A1"/>
            <calcext:condition calcext:apply-style-name="Trawa" calcext:value="=2" calcext:base-cell-address="Arkusz1.A1"/>
            <calcext:condition calcext:apply-style-name="Gracz" calcext:value="=3" calcext:base-cell-address="Arkusz1.A1"/>
            <calcext:condition calcext:apply-style-name="Pilka" calcext:value="=4" calcext:base-cell-address="Arkusz1.A1"/>
            <calcext:condition calcext:apply-style-name="Bramka" calcext:value="=5" calcext:base-cell-address="Arkusz1.A1"/>
            <calcext:condition calcext:apply-style-name="Accent" calcext:value="=0" calcext:base-cell-address="Arkusz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wa" style:family="table-cell" style:parent-style-name="Default">
      <style:table-cell-properties fo:background-color="#009353"/>
    </style:style>
    <style:style style:name="Gracz" style:family="table-cell" style:parent-style-name="Default">
      <style:table-cell-properties fo:background-color="#0066b3"/>
    </style:style>
    <style:style style:name="Bramka" style:family="table-cell" style:parent-style-name="Default">
      <style:table-cell-properties fo:background-color="#fff450"/>
    </style:style>
    <style:style style:name="Pilka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16:50:57.2008654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8:28:11.182104702</meta:creation-date>
    <dc:date>2020-04-02T16:37:45.288302106</dc:date>
    <meta:editing-duration>PT1H31M35S</meta:editing-duration>
    <meta:editing-cycles>9</meta:editing-cycles>
    <meta:generator>LibreOffice/6.0.7.3$Linux_X86_64 LibreOffice_project/00m0$Build-3</meta:generator>
    <meta:document-statistic meta:table-count="1" meta:cell-count="720" meta:object-count="0"/>
  </office:meta>
</office:document-meta>
</file>